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6fb" officeooo:paragraph-rsid="000d66fb"/>
    </style:style>
    <style:style style:name="P2" style:family="paragraph" style:parent-style-name="Standard" style:list-style-name="L1">
      <style:text-properties officeooo:rsid="000d66fb" officeooo:paragraph-rsid="000d66fb"/>
    </style:style>
    <style:style style:name="P3" style:family="paragraph" style:parent-style-name="Standard" style:list-style-name="L1">
      <style:text-properties officeooo:paragraph-rsid="000d66fb"/>
    </style:style>
    <style:style style:name="T1" style:family="text">
      <style:text-properties officeooo:rsid="000d66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s</text:p>
      <text:p text:style-name="P1"/>
      <text:list xml:id="list3486631505959537341" text:style-name="L1">
        <text:list-item>
          <text:p text:style-name="P3"><text:span text:style-name="T1">Changed Aside to NAV tag.</text:span></text:p>
          <text:list>
            <text:list-item>
              <text:p text:style-name="P2">Purpose: wouldn’t pass CSS validation with aside and nav class</text:p>
            </text:list-item>
            <text:list-item>
              <text:p text:style-name="P2">Includes all asside selectors</text:p>
            </text:list-item>
          </text:list>
        </text:list-item>
        <text:list-item>
          <text:p text:style-name="P2">Under main-wrapper selector modified code for grid layout</text:p>
          <text:list>
            <text:list-item>
              <text:p text:style-name="P2">added columns and rows</text:p>
            </text:list-item>
            <text:list-item>
              <text:p text:style-name="P2">modified other code (can’t remember exactly)</text:p>
            </text:list-item>
          </text:list>
        </text:list-item>
        <text:list-item>
          <text:p text:style-name="P2">nav (old aside) selectors</text:p>
          <text:list>
            <text:list-item>
              <text:p text:style-name="P2">added code for grid layout</text:p>
            </text:list-item>
            <text:list-item>
              <text:p text:style-name="P2">modified other code (can’t remember exactly)</text:p>
            </text:list-item>
          </text:list>
        </text:list-item>
        <text:list-item>
          <text:p text:style-name="P2">.main-content-wrapper selectors</text:p>
          <text:list>
            <text:list-item>
              <text:p text:style-name="P2">added code for grid layout</text:p>
            </text:list-item>
            <text:list-item>
              <text:p text:style-name="P2">modified other code (can’t remember exactly)</text:p>
            </text:list-item>
          </text:list>
        </text:list-item>
        <text:list-item>
          <text:p text:style-name="P2">main-content-wrapper h1 selectors</text:p>
          <text:list>
            <text:list-item>
              <text:p text:style-name="P2">added code for grid layout</text:p>
            </text:list-item>
            <text:list-item>
              <text:p text:style-name="P2">modified other code (can’t remember exactly)</text:p>
            </text:list-item>
          </text:list>
        </text:list-item>
        <text:list-item>
          <text:p text:style-name="P2">footer selectors</text:p>
          <text:list>
            <text:list-item>
              <text:p text:style-name="P2">added code for grid layout</text:p>
            </text:list-item>
            <text:list-item>
              <text:p text:style-name="P2">modified other code (can’t remember exactly)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21:43:57.095748377</meta:creation-date>
    <dc:date>2017-12-05T21:49:45.327628940</dc:date>
    <meta:editing-duration>PT5M50S</meta:editing-duration>
    <meta:editing-cycles>1</meta:editing-cycles>
    <meta:document-statistic meta:table-count="0" meta:image-count="0" meta:object-count="0" meta:page-count="1" meta:paragraph-count="19" meta:word-count="111" meta:character-count="649" meta:non-whitespace-character-count="575"/>
    <meta:generator>LibreOffice/5.1.6.2$Linux_X86_64 LibreOffice_project/10m0$Build-2</meta:generator>
  </office:meta>
</office:document-meta>
</file>